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49C000001FCA3726CC07E621DFA.png" manifest:media-type="image/png"/>
  <manifest:file-entry manifest:full-path="Pictures/10000201000001E20000018CF1DE8E98A0A3D9FC.png" manifest:media-type="image/png"/>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000000002BC0000020D5618A2F9A71E43DA.png" manifest:media-type="image/png"/>
  <manifest:file-entry manifest:full-path="Pictures/10000000000002BC0000020D1AA38AF509376014.png" manifest:media-type="image/png"/>
  <manifest:file-entry manifest:full-path="Pictures/10000000000002BC0000020DE6628FC03917897D.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center" style:justify-single-word="false"/>
      <style:text-properties officeooo:rsid="00548ddb" officeooo:paragraph-rsid="00548ddb"/>
    </style:style>
    <style:style style:name="P26" style:family="paragraph" style:parent-style-name="Text_20_body">
      <style:paragraph-properties fo:text-align="center" style:justify-single-word="false"/>
      <style:text-properties officeooo:rsid="00587291" officeooo:paragraph-rsid="00587291"/>
    </style:style>
    <style:style style:name="P27" style:family="paragraph" style:parent-style-name="Text_20_body">
      <style:paragraph-properties fo:text-align="center" style:justify-single-word="false"/>
      <style:text-properties officeooo:rsid="005a0902" officeooo:paragraph-rsid="005a0902"/>
    </style:style>
    <style:style style:name="P28" style:family="paragraph" style:parent-style-name="Text_20_body">
      <style:text-properties officeooo:rsid="00612dde" officeooo:paragraph-rsid="00612dde"/>
    </style:style>
    <style:style style:name="P29" style:family="paragraph" style:parent-style-name="Text_20_body">
      <style:paragraph-properties fo:text-align="start" style:justify-single-word="false"/>
      <style:text-properties officeooo:rsid="00612dde" officeooo:paragraph-rsid="00612dde"/>
    </style:style>
    <style:style style:name="P30" style:family="paragraph" style:parent-style-name="Text_20_body">
      <style:paragraph-properties fo:text-align="center" style:justify-single-word="false"/>
      <style:text-properties officeooo:rsid="00612dde" officeooo:paragraph-rsid="00612dde"/>
    </style:style>
    <style:style style:name="P31" style:family="paragraph" style:parent-style-name="Text_20_body">
      <style:text-properties officeooo:paragraph-rsid="00612dde"/>
    </style:style>
    <style:style style:name="P32" style:family="paragraph" style:parent-style-name="Text_20_body">
      <style:paragraph-properties fo:text-align="start" style:justify-single-word="false"/>
      <style:text-properties officeooo:rsid="00627c57" officeooo:paragraph-rsid="00627c57"/>
    </style:style>
    <style:style style:name="P33" style:family="paragraph" style:parent-style-name="Text_20_body">
      <style:paragraph-properties fo:text-align="center" style:justify-single-word="false"/>
      <style:text-properties officeooo:rsid="00627c57" officeooo:paragraph-rsid="00627c57"/>
    </style:style>
    <style:style style:name="P34" style:family="paragraph" style:parent-style-name="Text_20_body">
      <style:paragraph-properties fo:text-align="start" style:justify-single-word="false"/>
      <style:text-properties officeooo:rsid="00645299" officeooo:paragraph-rsid="00645299"/>
    </style:style>
    <style:style style:name="P35" style:family="paragraph" style:parent-style-name="Text_20_body">
      <style:text-properties officeooo:rsid="00645299" officeooo:paragraph-rsid="00645299"/>
    </style:style>
    <style:style style:name="P36" style:family="paragraph" style:parent-style-name="Text_20_body">
      <style:paragraph-properties fo:text-align="center" style:justify-single-word="false"/>
      <style:text-properties officeooo:rsid="00645299" officeooo:paragraph-rsid="00645299"/>
    </style:style>
    <style:style style:name="P37" style:family="paragraph" style:parent-style-name="Text_20_body">
      <style:paragraph-properties fo:text-align="start" style:justify-single-word="false"/>
      <style:text-properties officeooo:rsid="00646679" officeooo:paragraph-rsid="00646679"/>
    </style:style>
    <style:style style:name="P38" style:family="paragraph" style:parent-style-name="Text_20_body">
      <style:paragraph-properties fo:text-align="start" style:justify-single-word="false"/>
      <style:text-properties officeooo:rsid="00654c1f" officeooo:paragraph-rsid="00654c1f"/>
    </style:style>
    <style:style style:name="P39" style:family="paragraph" style:parent-style-name="Text_20_body">
      <style:text-properties officeooo:rsid="00692463" officeooo:paragraph-rsid="00692463"/>
    </style:style>
    <style:style style:name="P40" style:family="paragraph" style:parent-style-name="Standard">
      <style:paragraph-properties fo:break-before="page"/>
      <style:text-properties fo:font-size="10pt" officeooo:paragraph-rsid="000e6075" style:font-size-asian="10pt"/>
    </style:style>
    <style:style style:name="P41" style:family="paragraph" style:parent-style-name="Standard">
      <style:paragraph-properties fo:margin-top="0in" fo:margin-bottom="0in" loext:contextual-spacing="false" fo:text-align="center" style:justify-single-word="false"/>
      <style:text-properties officeooo:paragraph-rsid="0065b45b"/>
    </style:style>
    <style:style style:name="P42"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43" style:family="paragraph" style:parent-style-name="Table_20_Contents">
      <style:paragraph-properties fo:text-align="center" style:justify-single-word="false"/>
      <style:text-properties style:font-name="Times new roman" fo:font-size="14pt" style:font-size-asian="10.5pt"/>
    </style:style>
    <style:style style:name="P44"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45"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46" style:family="paragraph" style:parent-style-name="Таблиця">
      <style:paragraph-properties fo:keep-with-next="always"/>
    </style:style>
    <style:style style:name="P47"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48" style:family="paragraph" style:parent-style-name="Text_20_body">
      <style:paragraph-properties fo:text-align="justify" style:justify-single-word="false"/>
      <style:text-properties officeooo:rsid="003094ea" officeooo:paragraph-rsid="003094ea"/>
    </style:style>
    <style:style style:name="P49" style:family="paragraph" style:parent-style-name="Text_20_body" style:list-style-name="L2">
      <style:paragraph-properties fo:text-align="justify" style:justify-single-word="false"/>
      <style:text-properties officeooo:rsid="003094ea" officeooo:paragraph-rsid="003094ea"/>
    </style:style>
    <style:style style:name="P50" style:family="paragraph" style:parent-style-name="Text_20_body" style:list-style-name="L2">
      <style:paragraph-properties fo:text-align="justify" style:justify-single-word="false"/>
      <style:text-properties officeooo:rsid="00327384" officeooo:paragraph-rsid="00327384"/>
    </style:style>
    <style:style style:name="P51" style:family="paragraph" style:parent-style-name="Text_20_body" style:list-style-name="L3">
      <style:paragraph-properties fo:text-align="justify" style:justify-single-word="false"/>
      <style:text-properties officeooo:rsid="00387651" officeooo:paragraph-rsid="00387651"/>
    </style:style>
    <style:style style:name="P52" style:family="paragraph" style:parent-style-name="Text_20_body">
      <style:paragraph-properties fo:text-align="justify" style:justify-single-word="false"/>
      <style:text-properties officeooo:rsid="00387651" officeooo:paragraph-rsid="00387651"/>
    </style:style>
    <style:style style:name="P53" style:family="paragraph" style:parent-style-name="Text_20_body" style:list-style-name="L4">
      <style:paragraph-properties fo:text-align="justify" style:justify-single-word="false"/>
      <style:text-properties officeooo:rsid="00387651" officeooo:paragraph-rsid="003ad805"/>
    </style:style>
    <style:style style:name="P54" style:family="paragraph" style:parent-style-name="Text_20_body">
      <style:paragraph-properties fo:text-align="justify" style:justify-single-word="false"/>
      <style:text-properties officeooo:rsid="002c959a" officeooo:paragraph-rsid="002c959a"/>
    </style:style>
    <style:style style:name="P55" style:family="paragraph" style:parent-style-name="Text_20_body" style:list-style-name="L5">
      <style:paragraph-properties fo:text-align="justify" style:justify-single-word="false"/>
      <style:text-properties officeooo:rsid="002c959a" officeooo:paragraph-rsid="002c959a"/>
    </style:style>
    <style:style style:name="P56" style:family="paragraph" style:parent-style-name="Text_20_body" style:list-style-name="L6"/>
    <style:style style:name="P57" style:family="paragraph" style:parent-style-name="Text_20_body">
      <style:paragraph-properties fo:text-align="start" style:justify-single-word="false"/>
      <style:text-properties officeooo:rsid="00646679" officeooo:paragraph-rsid="00646679"/>
    </style:style>
    <style:style style:name="P58" style:family="paragraph" style:parent-style-name="Text_20_body">
      <style:text-properties officeooo:rsid="00692463" officeooo:paragraph-rsid="00692463"/>
    </style:style>
    <style:style style:name="P59" style:family="paragraph" style:parent-style-name="Text_20_body">
      <style:paragraph-properties fo:text-align="justify" style:justify-single-word="false"/>
    </style:style>
    <style:style style:name="P60" style:family="paragraph" style:parent-style-name="Text_20_body" style:list-style-name="L1">
      <style:paragraph-properties fo:text-align="justify" style:justify-single-word="false"/>
    </style:style>
    <style:style style:name="P61" style:family="paragraph" style:parent-style-name="Text_20_body">
      <style:paragraph-properties fo:text-align="justify" style:justify-single-word="false"/>
      <style:text-properties officeooo:paragraph-rsid="002c959a"/>
    </style:style>
    <style:style style:name="P62" style:family="paragraph" style:parent-style-name="Text_20_body">
      <style:paragraph-properties fo:text-align="justify" style:justify-single-word="false"/>
      <style:text-properties officeooo:paragraph-rsid="00374f13"/>
    </style:style>
    <style:style style:name="P63" style:family="paragraph" style:parent-style-name="Text_20_body">
      <style:paragraph-properties fo:text-align="center" style:justify-single-word="false"/>
      <style:text-properties officeooo:rsid="0027c19f" officeooo:paragraph-rsid="0027c19f"/>
    </style:style>
    <style:style style:name="P64" style:family="paragraph" style:parent-style-name="Text_20_body">
      <style:paragraph-properties fo:text-align="justify" style:justify-single-word="false"/>
      <style:text-properties officeooo:rsid="002c4a02" officeooo:paragraph-rsid="002c4a02"/>
    </style:style>
    <style:style style:name="P65" style:family="paragraph" style:parent-style-name="Text_20_body">
      <style:paragraph-properties fo:text-align="justify" style:justify-single-word="false"/>
      <style:text-properties officeooo:rsid="002c4a02" officeooo:paragraph-rsid="003071ce"/>
    </style:style>
    <style:style style:name="P66" style:family="paragraph" style:parent-style-name="Text_20_body">
      <style:paragraph-properties fo:text-align="center" style:justify-single-word="false"/>
      <style:text-properties officeooo:rsid="002c4a02" officeooo:paragraph-rsid="002c4a02"/>
    </style:style>
    <style:style style:name="P67" style:family="paragraph" style:parent-style-name="Text_20_body">
      <style:paragraph-properties fo:text-align="justify" style:justify-single-word="false"/>
      <style:text-properties officeooo:rsid="003071ce" officeooo:paragraph-rsid="003071ce"/>
    </style:style>
    <style:style style:name="P68" style:family="paragraph" style:parent-style-name="Text_20_body">
      <style:paragraph-properties fo:text-align="justify" style:justify-single-word="false"/>
      <style:text-properties officeooo:rsid="0033936a" officeooo:paragraph-rsid="0033936a"/>
    </style:style>
    <style:style style:name="P69" style:family="paragraph" style:parent-style-name="Text_20_body">
      <style:paragraph-properties fo:text-align="justify" style:justify-single-word="false"/>
      <style:text-properties officeooo:rsid="00349351" officeooo:paragraph-rsid="00349351"/>
    </style:style>
    <style:style style:name="P70" style:family="paragraph" style:parent-style-name="Text_20_body">
      <style:paragraph-properties fo:text-align="justify" style:justify-single-word="false"/>
      <style:text-properties officeooo:rsid="003c7afb" officeooo:paragraph-rsid="003c7afb"/>
    </style:style>
    <style:style style:name="P71" style:family="paragraph" style:parent-style-name="Text_20_body">
      <style:paragraph-properties fo:text-align="center" style:justify-single-word="false"/>
      <style:text-properties officeooo:rsid="003c7afb" officeooo:paragraph-rsid="003c7afb"/>
    </style:style>
    <style:style style:name="P72" style:family="paragraph" style:parent-style-name="Text_20_body">
      <style:paragraph-properties fo:text-align="justify" style:justify-single-word="false"/>
      <style:text-properties officeooo:rsid="004427b7" officeooo:paragraph-rsid="004427b7"/>
    </style:style>
    <style:style style:name="P73" style:family="paragraph" style:parent-style-name="Text_20_body">
      <style:paragraph-properties fo:text-align="center" style:justify-single-word="false"/>
      <style:text-properties officeooo:rsid="004427b7" officeooo:paragraph-rsid="004427b7"/>
    </style:style>
    <style:style style:name="P74" style:family="paragraph" style:parent-style-name="Text_20_body">
      <style:paragraph-properties fo:text-align="justify" style:justify-single-word="false"/>
      <style:text-properties officeooo:rsid="0046ff7b" officeooo:paragraph-rsid="0046ff7b"/>
    </style:style>
    <style:style style:name="P75" style:family="paragraph" style:parent-style-name="Text_20_body">
      <style:paragraph-properties fo:text-align="center" style:justify-single-word="false"/>
      <style:text-properties officeooo:rsid="0046ff7b" officeooo:paragraph-rsid="0046ff7b"/>
    </style:style>
    <style:style style:name="P76" style:family="paragraph" style:parent-style-name="Text_20_body">
      <style:paragraph-properties fo:text-align="justify" style:justify-single-word="false"/>
      <style:text-properties officeooo:rsid="0047cf2a" officeooo:paragraph-rsid="0047cf2a"/>
    </style:style>
    <style:style style:name="P77" style:family="paragraph" style:parent-style-name="Text_20_body">
      <style:paragraph-properties fo:text-align="justify" style:justify-single-word="false"/>
      <style:text-properties officeooo:rsid="004dce1f" officeooo:paragraph-rsid="004dce1f"/>
    </style:style>
    <style:style style:name="P78" style:family="paragraph" style:parent-style-name="Text_20_body">
      <style:paragraph-properties fo:text-align="center" style:justify-single-word="false"/>
      <style:text-properties officeooo:rsid="004dce1f" officeooo:paragraph-rsid="004dce1f"/>
    </style:style>
    <style:style style:name="P79" style:family="paragraph" style:parent-style-name="Text_20_body">
      <style:paragraph-properties fo:text-align="justify" style:justify-single-word="false"/>
      <style:text-properties officeooo:rsid="004e42c7" officeooo:paragraph-rsid="004e42c7"/>
    </style:style>
    <style:style style:name="P80" style:family="paragraph" style:parent-style-name="Text_20_body">
      <style:paragraph-properties fo:text-align="center" style:justify-single-word="false"/>
      <style:text-properties officeooo:rsid="004e42c7" officeooo:paragraph-rsid="004e42c7"/>
    </style:style>
    <style:style style:name="P81" style:family="paragraph" style:parent-style-name="Text_20_body">
      <style:paragraph-properties fo:text-align="justify" style:justify-single-word="false"/>
      <style:text-properties officeooo:rsid="00542c4b" officeooo:paragraph-rsid="00542c4b"/>
    </style:style>
    <style:style style:name="P82" style:family="paragraph" style:parent-style-name="Text_20_body">
      <style:text-properties officeooo:rsid="006b9b69" officeooo:paragraph-rsid="006b9b69"/>
    </style:style>
    <style:style style:name="P83" style:family="paragraph" style:parent-style-name="Text_20_body">
      <style:text-properties officeooo:rsid="0071c31e" officeooo:paragraph-rsid="0071c31e"/>
    </style:style>
    <style:style style:name="P84" style:family="paragraph" style:parent-style-name="Text_20_body" style:list-style-name="L7">
      <style:text-properties officeooo:rsid="0071c31e" officeooo:paragraph-rsid="0071c31e"/>
    </style:style>
    <style:style style:name="P85" style:family="paragraph" style:parent-style-name="Text_20_body">
      <style:paragraph-properties fo:text-align="center" style:justify-single-word="false"/>
      <style:text-properties officeooo:rsid="0071c31e" officeooo:paragraph-rsid="0071c31e"/>
    </style:style>
    <style:style style:name="P86" style:family="paragraph" style:parent-style-name="Text_20_body">
      <style:paragraph-properties fo:text-align="center" style:justify-single-word="false"/>
      <style:text-properties officeooo:rsid="0071c31e" officeooo:paragraph-rsid="007222c8"/>
    </style:style>
    <style:style style:name="P87" style:family="paragraph" style:parent-style-name="Text_20_body">
      <style:text-properties officeooo:rsid="0071c31e" officeooo:paragraph-rsid="007222c8"/>
    </style:style>
    <style:style style:name="P88" style:family="paragraph" style:parent-style-name="Text_20_body">
      <style:paragraph-properties fo:text-align="start" style:justify-single-word="false"/>
      <style:text-properties officeooo:rsid="007222c8" officeooo:paragraph-rsid="007222c8"/>
    </style:style>
    <style:style style:name="P89" style:family="paragraph" style:parent-style-name="Text_20_body" style:list-style-name="L8">
      <style:paragraph-properties fo:text-align="start" style:justify-single-word="false"/>
      <style:text-properties officeooo:rsid="007222c8" officeooo:paragraph-rsid="007222c8"/>
    </style:style>
    <style:style style:name="P90" style:family="paragraph" style:parent-style-name="Text_20_body">
      <style:paragraph-properties fo:text-align="center" style:justify-single-word="false"/>
      <style:text-properties officeooo:rsid="007222c8" officeooo:paragraph-rsid="007222c8"/>
    </style:style>
    <style:style style:name="P91" style:family="paragraph" style:parent-style-name="Text_20_body">
      <style:paragraph-properties fo:text-align="justify" style:justify-single-word="false" fo:break-before="page"/>
      <style:text-properties officeooo:rsid="002c959a" officeooo:paragraph-rsid="002c959a"/>
    </style:style>
    <style:style style:name="P92" style:family="paragraph" style:parent-style-name="Heading_20_3">
      <style:paragraph-properties fo:text-align="justify" style:justify-single-word="false"/>
    </style:style>
    <style:style style:name="P93" style:family="paragraph" style:parent-style-name="Heading_20_1" style:list-style-name="">
      <style:paragraph-properties fo:text-align="center" style:justify-single-word="false"/>
    </style:style>
    <style:style style:name="P94" style:family="paragraph" style:parent-style-name="Heading_20_1">
      <style:paragraph-properties fo:break-before="page"/>
    </style:style>
    <style:style style:name="P95" style:family="paragraph" style:parent-style-name="Heading_20_2">
      <style:paragraph-properties fo:text-align="justify" style:justify-single-word="false"/>
    </style:style>
    <style:style style:name="P96" style:family="paragraph" style:parent-style-name="Contents_20_3">
      <style:paragraph-properties>
        <style:tab-stops>
          <style:tab-stop style:position="6.5071in" style:type="right" style:leader-style="dotted" style:leader-text="."/>
        </style:tab-stops>
      </style:paragraph-properties>
    </style:style>
    <style:style style:name="P97" style:family="paragraph" style:parent-style-name="Contents_20_1">
      <style:paragraph-properties>
        <style:tab-stops>
          <style:tab-stop style:position="6.9in" style:type="right" style:leader-style="dotted" style:leader-text="."/>
        </style:tab-stops>
      </style:paragraph-properties>
    </style:style>
    <style:style style:name="P98" style:family="paragraph" style:parent-style-name="Contents_20_2">
      <style:paragraph-properties>
        <style:tab-stops>
          <style:tab-stop style:position="6.7035in" style:type="right" style:leader-style="dotted" style:leader-text="."/>
        </style:tab-stops>
      </style:paragraph-properties>
    </style:style>
    <style:style style:name="P99"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fo:font-style="italic" officeooo:rsid="006d1292" style:font-style-asian="italic" style:font-style-complex="italic"/>
    </style:style>
    <style:style style:name="T23" style:family="text">
      <style:text-properties officeooo:rsid="003a1865"/>
    </style:style>
    <style:style style:name="T24" style:family="text">
      <style:text-properties officeooo:rsid="003cdadb"/>
    </style:style>
    <style:style style:name="T25" style:family="text">
      <style:text-properties officeooo:rsid="0047cf2a"/>
    </style:style>
    <style:style style:name="T26" style:family="text">
      <style:text-properties officeooo:rsid="0047e9db"/>
    </style:style>
    <style:style style:name="T27" style:family="text">
      <style:text-properties text:display="none"/>
    </style:style>
    <style:style style:name="T28" style:family="text">
      <style:text-properties officeooo:rsid="004b9748"/>
    </style:style>
    <style:style style:name="T29" style:family="text">
      <style:text-properties officeooo:rsid="004e42c7"/>
    </style:style>
    <style:style style:name="T30" style:family="text">
      <style:text-properties officeooo:rsid="00503b63"/>
    </style:style>
    <style:style style:name="T31" style:family="text">
      <style:text-properties officeooo:rsid="00548ddb"/>
    </style:style>
    <style:style style:name="T32" style:family="text">
      <style:text-properties officeooo:rsid="005611d8"/>
    </style:style>
    <style:style style:name="T33" style:family="text">
      <style:text-properties officeooo:rsid="005a0902"/>
    </style:style>
    <style:style style:name="T34" style:family="text">
      <style:text-properties officeooo:rsid="005cb7fc"/>
    </style:style>
    <style:style style:name="T35" style:family="text">
      <style:text-properties officeooo:rsid="00612dde"/>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T40" style:family="text">
      <style:text-properties officeooo:rsid="006d1292"/>
    </style:style>
    <style:style style:name="T41" style:family="text">
      <style:text-properties fo:font-style="normal" style:font-style-asian="normal" style:font-style-complex="normal"/>
    </style:style>
    <style:style style:name="T42" style:family="text">
      <style:text-properties fo:font-style="normal" officeooo:rsid="006d1292" style:font-style-asian="normal" style:font-style-complex="normal"/>
    </style:style>
    <style:style style:name="T43" style:family="text">
      <style:text-properties fo:font-style="normal" officeooo:rsid="006fe831" style:font-style-asian="normal" style:font-style-complex="normal"/>
    </style:style>
    <style:style style:name="T44" style:family="text">
      <style:text-properties fo:font-style="normal" officeooo:rsid="0071c31e" style:font-style-asian="normal" style:font-style-complex="normal"/>
    </style:style>
    <style:style style:name="T45" style:family="text">
      <style:text-properties fo:font-style="normal" officeooo:rsid="007222c8" style:font-style-asian="normal" style:font-style-complex="normal"/>
    </style:style>
    <style:style style:name="T46" style:family="text">
      <style:text-properties officeooo:rsid="006fe83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47">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40"/>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97"><text:a xlink:type="simple" xlink:href="#__RefHeading___Toc424_4197087367" text:style-name="Index_20_Link" text:visited-style-name="Index_20_Link">вступ<text:tab/>3</text:a></text:p>
          <text:p text:style-name="P97"><text:a xlink:type="simple" xlink:href="#__RefHeading___Toc426_4197087367" text:style-name="Index_20_Link" text:visited-style-name="Index_20_Link">Розділ 1. Підходи роботи із зображенням<text:tab/>5</text:a></text:p>
          <text:p text:style-name="P98"><text:a xlink:type="simple" xlink:href="#__RefHeading___Toc428_4197087367" text:style-name="Index_20_Link" text:visited-style-name="Index_20_Link">1.1 Розрізнавання зображень<text:tab/>5</text:a></text:p>
          <text:p text:style-name="P96"><text:a xlink:type="simple" xlink:href="#__RefHeading___Toc430_4197087367" text:style-name="Index_20_Link" text:visited-style-name="Index_20_Link">1.1.1 Постановка задачі<text:tab/>5</text:a></text:p>
          <text:p text:style-name="P96"><text:a xlink:type="simple" xlink:href="#__RefHeading___Toc432_4197087367" text:style-name="Index_20_Link" text:visited-style-name="Index_20_Link">1.1.2 Теоретичне підгрунтя роботи із зображенням<text:tab/>5</text:a></text:p>
          <text:p text:style-name="P96"><text:a xlink:type="simple" xlink:href="#__RefHeading___Toc434_4197087367" text:style-name="Index_20_Link" text:visited-style-name="Index_20_Link">1.1.2 Класичні підходи класифікації зображень<text:tab/>5</text:a></text:p>
          <text:p text:style-name="P98"><text:a xlink:type="simple" xlink:href="#__RefHeading___Toc436_4197087367" text:style-name="Index_20_Link" text:visited-style-name="Index_20_Link">1.2 Машинне навчання<text:tab/>6</text:a></text:p>
          <text:p text:style-name="P96"><text:a xlink:type="simple" xlink:href="#__RefHeading___Toc440_4197087367" text:style-name="Index_20_Link" text:visited-style-name="Index_20_Link">1.2.1 Машинне навчання без вчителя<text:tab/>7</text:a></text:p>
          <text:p text:style-name="P96"><text:a xlink:type="simple" xlink:href="#__RefHeading___Toc442_4197087367" text:style-name="Index_20_Link" text:visited-style-name="Index_20_Link">1.2.2 Машинне навчання з вчителем<text:tab/>8</text:a></text:p>
          <text:p text:style-name="P98"><text:a xlink:type="simple" xlink:href="#__RefHeading___Toc3519_4197087367" text:style-name="Index_20_Link" text:visited-style-name="Index_20_Link">1.3 Нейронні мережі<text:tab/>10</text:a></text:p>
          <text:p text:style-name="P96"><text:a xlink:type="simple" xlink:href="#__RefHeading___Toc3521_4197087367" text:style-name="Index_20_Link" text:visited-style-name="Index_20_Link">1.3.1 Основа нейронної мережі<text:tab/>10</text:a></text:p>
          <text:p text:style-name="P96"><text:a xlink:type="simple" xlink:href="#__RefHeading___Toc3523_4197087367" text:style-name="Index_20_Link" text:visited-style-name="Index_20_Link">1.3.2 Багатошаровий персептрон<text:tab/>11</text:a></text:p>
          <text:p text:style-name="P96"><text:a xlink:type="simple" xlink:href="#__RefHeading___Toc3525_4197087367" text:style-name="Index_20_Link" text:visited-style-name="Index_20_Link">1.3.3 Функція активації<text:tab/>11</text:a></text:p>
          <text:p text:style-name="P96"><text:a xlink:type="simple" xlink:href="#__RefHeading___Toc3527_4197087367" text:style-name="Index_20_Link" text:visited-style-name="Index_20_Link">1.3.4 Типові функції активації<text:tab/>12</text:a></text:p>
          <text:p text:style-name="P96"><text:a xlink:type="simple" xlink:href="#__RefHeading___Toc3529_4197087367" text:style-name="Index_20_Link" text:visited-style-name="Index_20_Link">1.3.5 Тренування нейронної мережі<text:tab/>14</text:a></text:p>
          <text:p text:style-name="P96"><text:a xlink:type="simple" xlink:href="#__RefHeading___Toc3531_4197087367" text:style-name="Index_20_Link" text:visited-style-name="Index_20_Link">1.3.6 Методи градієнтного спуску для навчання нейронної мережі<text:tab/>15</text:a></text:p>
          <text:p text:style-name="P97"><text:a xlink:type="simple" xlink:href="#__RefHeading___Toc3533_4197087367" text:style-name="Index_20_Link" text:visited-style-name="Index_20_Link">Розділ 2. Застосування нейронних мереж для класифікації зображень<text:tab/>17</text:a></text:p>
          <text:p text:style-name="P96"><text:a xlink:type="simple" xlink:href="#__RefHeading___Toc3535_4197087367" text:style-name="Index_20_Link" text:visited-style-name="Index_20_Link">2.1.1 Вихід нейронної мережі<text:tab/>17</text:a></text:p>
          <text:p text:style-name="P96"><text:a xlink:type="simple" xlink:href="#__RefHeading___Toc3537_4197087367" text:style-name="Index_20_Link" text:visited-style-name="Index_20_Link">2.1.2 Цільова функція для оптимізації<text:tab/>17</text:a></text:p>
          <text:p text:style-name="P96"><text:a xlink:type="simple" xlink:href="#__RefHeading___Toc3539_4197087367" text:style-name="Index_20_Link" text:visited-style-name="Index_20_Link">2.1.3 Інтерператція результату<text:tab/>18</text:a></text:p>
          <text:p text:style-name="P96"><text:a xlink:type="simple" xlink:href="#__RefHeading___Toc3541_4197087367" text:style-name="Index_20_Link" text:visited-style-name="Index_20_Link">2.2.1 Адаптація багатошарового персептррону для роботи із зображеннями<text:tab/>18</text:a></text:p>
          <text:p text:style-name="P96"><text:a xlink:type="simple" xlink:href="#__RefHeading___Toc906_1773508199" text:style-name="Index_20_Link" text:visited-style-name="Index_20_Link">2.3.1 Операція згортки<text:tab/>19</text:a></text:p>
          <text:p text:style-name="P96"><text:a xlink:type="simple" xlink:href="#__RefHeading___Toc908_1773508199" text:style-name="Index_20_Link" text:visited-style-name="Index_20_Link">2.3.2 Згортковий шар нейронної мережі<text:tab/>19</text:a></text:p>
        </text:index-body>
      </text:table-of-content>
      <text:p text:style-name="P3"/>
      <text:h text:style-name="P93" text:outline-level="1"/>
      <text:list xml:id="list3599848673" text:style-name="Outline">
        <text:list-item>
          <text:h text:style-name="P94"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267115191" text:style-name="L1">
        <text:list-item>
          <text:list>
            <text:list-item>
              <text:p text:style-name="P60"><text:span text:style-name="T8">К</text:span><text:span text:style-name="T6">ласифікація зображення</text:span></text:p>
            </text:list-item>
            <text:list-item>
              <text:p text:style-name="P60">Пошук відомих об’єктів на зображення</text:p>
            </text:list-item>
            <text:list-item>
              <text:p text:style-name="P60">Сегментація зображення</text:p>
            </text:list-item>
            <text:list-item>
              <text:p text:style-name="P60">Генерація нових зображеньро</text:p>
            </text:list-item>
            <text:list-item>
              <text:p text:style-name="P60">Покращення якості зображення</text:p>
            </text:list-item>
            <text:list-item>
              <text:p text:style-name="P60">Класифікація відео</text:p>
            </text:list-item>
            <text:list-item>
              <text:p text:style-name="P60"><text:soft-page-break/>Локалізація об’єктів на відео в часовому та просторовому вимірах</text:p>
            </text:list-item>
            <text:list-item>
              <text:p text:style-name="P60">Реконструкція тривимірної сцени</text:p>
            </text:list-item>
          </text:list>
        </text:list-item>
      </text:list>
      <text:p text:style-name="P59">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59"><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93704575971849" text:continue-list="list3599848673" text:style-name="Outline">
        <text:list-item>
          <text:h text:style-name="P94"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95" text:outline-level="2"><text:bookmark-start text:name="__RefHeading___Toc428_4197087367"/>1.1 <text:span text:style-name="T10">Розрізнавання зображень</text:span><text:bookmark-end text:name="__RefHeading___Toc428_4197087367"/></text:h>
              <text:list>
                <text:list-item>
                  <text:h text:style-name="P92" text:outline-level="3"><text:bookmark-start text:name="__RefHeading___Toc430_4197087367"/>1.1.1 Постановка задачі<text:bookmark-end text:name="__RefHeading___Toc430_4197087367"/></text:h>
                </text:list-item>
              </text:list>
            </text:list-item>
          </text:list>
        </text:list-item>
      </text:list>
      <text:p text:style-name="P59">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93705866733002" text:continue-numbering="true" text:style-name="Outline">
        <text:list-item>
          <text:list>
            <text:list-item>
              <text:list>
                <text:list-item>
                  <text:h text:style-name="P92"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59">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63"><draw:frame draw:style-name="fr3"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59">Елементи матриці <draw:frame draw:style-name="fr4"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5"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93704503938211" text:continue-numbering="true" text:style-name="Outline">
        <text:list-item>
          <text:list>
            <text:list-item>
              <text:list>
                <text:list-item>
                  <text:h text:style-name="P92"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P59">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59"><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59"><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193706143032390" text:continue-numbering="true" text:style-name="Outline">
        <text:list-item>
          <text:list>
            <text:list-item>
              <text:h text:style-name="P95" text:outline-level="2"><text:bookmark-start text:name="__RefHeading___Toc436_4197087367"/>1.<text:span text:style-name="T24">2</text:span> <text:s/><text:span text:style-name="T14">Машинне навчання</text:span><text:bookmark-end text:name="__RefHeading___Toc436_4197087367"/></text:h>
            </text:list-item>
          </text:list>
        </text:list-item>
      </text:list>
      <text:p text:style-name="P59">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66"><draw:frame draw:style-name="fr3"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64">та анотації цих даних. Під анотаціями слід розуміти бажаний результат роботи алгоритму на наведених вище даних</text:p>
      <text:p text:style-name="P66"><draw:frame draw:style-name="fr3"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64"><text:soft-page-break/>Оскільки вхідні дані — математичні об’єкти, цілком логічно буде побудувати наш алгоритм у вигляді функції від вхідних данних</text:p>
      <text:p text:style-name="P66"><draw:frame draw:style-name="fr3"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64">де <draw:frame draw:style-name="fr5"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66"><draw:frame draw:style-name="fr3"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54">функція <draw:frame draw:style-name="fr5"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5"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59"><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5" draw:name="Object13" text:anchor-type="as-char" svg:y="-0.1728in" svg:width="0.2217in" svg:height="0.2154in" draw:z-index="12"><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93706101702708" text:continue-numbering="true" text:style-name="Outline">
        <text:list-item>
          <text:list>
            <text:list-item>
              <text:list>
                <text:list-item>
                  <text:h text:style-name="P92" text:outline-level="3"><text:bookmark-start text:name="__RefHeading___Toc440_4197087367"/>1.<text:span text:style-name="T24">2</text:span>.<text:span text:style-name="T24">1</text:span> Машинне навчання без вчителя<text:bookmark-end text:name="__RefHeading___Toc440_4197087367"/></text:h>
                </text:list-item>
              </text:list>
            </text:list-item>
          </text:list>
        </text:list-item>
      </text:list>
      <text:p text:style-name="P67">Нехай функція нашої моделі залежить від вхідних даних та внутрішніх параметрів</text:p>
      <text:p text:style-name="P65"><draw:frame draw:style-name="fr3" draw:name="Object12" text:anchor-type="as-char" svg:y="-0.1772in" svg:width="1.0945in" svg:height="0.2319in" draw:z-index="13"><draw:object xlink:href="./Object 12" xlink:type="simple" xlink:show="embed" xlink:actuate="onLoad"/><draw:image xlink:href="./ObjectReplacements/Object 12" xlink:type="simple" xlink:show="embed" xlink:actuate="onLoad"/><svg:desc>formula</svg:desc></draw:frame></text:p>
      <text:p text:style-name="P48">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5" draw:name="Object14" text:anchor-type="as-char" svg:y="-0.1728in" svg:width="1.3465in" svg:height="0.2437in" draw:z-index="26"><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980143404" text:style-name="L2">
        <text:list-item>
          <text:p text:style-name="P49">Кластеризація</text:p>
          <text:p text:style-name="P49">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50">Розпінавання аномалій</text:p>
          <text:p text:style-name="P50">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50">Зменшення розмірності</text:p>
          <text:p text:style-name="P50">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68">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193704598157569" text:continue-list="list193706101702708" text:style-name="Outline">
        <text:list-item>
          <text:list>
            <text:list-item>
              <text:list>
                <text:list-item>
                  <text:h text:style-name="P92" text:outline-level="3"><text:bookmark-start text:name="__RefHeading___Toc442_4197087367"/>1.<text:span text:style-name="T24">2</text:span>.<text:span text:style-name="T24">2</text:span> Машинне навчання з вчителем<text:bookmark-end text:name="__RefHeading___Toc442_4197087367"/></text:h>
                </text:list-item>
              </text:list>
            </text:list-item>
          </text:list>
        </text:list-item>
      </text:list>
      <text:p text:style-name="P69">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91"/>
      <text:p text:style-name="P61"><text:tab/>Існують різномантні вигляди абстрактної функції <draw:frame draw:style-name="fr5"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547546313" text:style-name="L3">
        <text:list-item>
          <text:p text:style-name="P51">Методи K-найближчих сусідів (KNN)</text:p>
        </text:list-item>
      </text:list>
      <text:p text:style-name="P5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5"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3">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4188914923" text:style-name="L4">
        <text:list-item>
          <text:p text:style-name="P53">Метод опорних векторів</text:p>
        </text:list-item>
      </text:list>
      <text:p text:style-name="P70">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2996647766" text:style-name="L5">
        <text:list-item>
          <text:p text:style-name="P55">Дерева рішень</text:p>
        </text:list-item>
      </text:list>
      <text:p text:style-name="P62"><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93705648826603" text:continue-list="list193704598157569" text:style-name="Outline">
        <text:list-item>
          <text:list>
            <text:list-item>
              <text:h text:style-name="P95" text:outline-level="2"><text:bookmark-start text:name="__RefHeading___Toc3519_4197087367"/>1.3 Нейронні мережі<text:bookmark-end text:name="__RefHeading___Toc3519_4197087367"/></text:h>
              <text:list>
                <text:list-item>
                  <text:h text:style-name="P92" text:outline-level="3"><text:bookmark-start text:name="__RefHeading___Toc3521_4197087367"/>1.3.1 Основа нейронної мережі<text:bookmark-end text:name="__RefHeading___Toc3521_4197087367"/></text:h>
                </text:list-item>
              </text:list>
            </text:list-item>
          </text:list>
        </text:list-item>
      </text:list>
      <text:p text:style-name="P70">Найбільшого поширення набули нейронні мережі. <text:span text:style-name="T24">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71"><draw:frame draw:style-name="fr3"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72">де <draw:frame draw:style-name="fr5"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5"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5"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5"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73"><draw:frame draw:style-name="fr3"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74">Для зручності обчислень та компактнішої форми нейрона поширене подання вхідних даних у вигляді <draw:frame draw:style-name="fr5"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3"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74">Таким чином формулу нейрона можна подати у вигляді</text:p>
      <text:p text:style-name="P75"><draw:frame draw:style-name="fr3"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74">Цю формулу можна подати з використанням одновимірної дискретної згортки</text:p>
      <text:p text:style-name="P75"><draw:frame draw:style-name="fr3"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74">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74"><text:tab/><text:span text:style-name="T25">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5"><draw:frame draw:style-name="fr5"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5">, яку за допомогою персептрона реалізувати неможливо.</text:span></text:p>
      <text:list xml:id="list193705080911180" text:continue-numbering="true" text:style-name="Outline">
        <text:list-item>
          <text:list>
            <text:list-item>
              <text:list>
                <text:list-item>
                  <text:h text:style-name="P92" text:outline-level="3"><text:bookmark-start text:name="__RefHeading___Toc3523_4197087367"/>1.3.2 Багатошаровий персептрон<text:bookmark-end text:name="__RefHeading___Toc3523_4197087367"/></text:h>
                </text:list-item>
              </text:list>
            </text:list-item>
          </text:list>
        </text:list-item>
      </text:list>
      <text:p text:style-name="P76"><draw:frame draw:style-name="fr1" draw:name="Frame1" text:anchor-type="paragraph" svg:x="2.6665in" svg:y="0.3646in" svg:width="4.1717in" draw:z-index="11"><draw:text-box fo:min-height="2.2638in"><text:p text:style-name="Рис."><draw:frame draw:style-name="fr2"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7"><text:line-break/></text:span>Рис. <text:sequence text:ref-name="refРис.0" text:name="Рис." text:formula="ooow:Рис.+1" style:num-format="1">1</text:sequence><text:s/><text:span text:style-name="T28">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6">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193704332607412" text:continue-numbering="true" text:style-name="Outline">
        <text:list-item>
          <text:list>
            <text:list-item>
              <text:list>
                <text:list-item>
                  <text:h text:style-name="P92" text:outline-level="3"><text:bookmark-start text:name="__RefHeading___Toc3525_4197087367"/>1.3.3 Функція активації<text:bookmark-end text:name="__RefHeading___Toc3525_4197087367"/></text:h>
                </text:list-item>
              </text:list>
            </text:list-item>
          </text:list>
        </text:list-item>
      </text:list>
      <text:p text:style-name="P77">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5"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78"><draw:frame draw:style-name="fr3"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77">Тепер розглянемо роботу <text:span text:style-name="T29">частини </text:span>двошарового персептрону:</text:p>
      <text:p text:style-name="P78"><draw:frame draw:style-name="fr3"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77"><text:soft-page-break/>Оскільки, функція <draw:frame draw:style-name="fr5"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78"><draw:frame draw:style-name="fr3"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79">Зробимо заміну <draw:frame draw:style-name="fr5"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80"><draw:frame draw:style-name="fr3"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79">Тобто, використання багатошарового персептрону з нелінійною функцією активації еквівалентне використанню одношоравого персептрону.</text:p>
      <text:list xml:id="list193705034630729" text:continue-numbering="true" text:style-name="Outline">
        <text:list-item>
          <text:list>
            <text:list-item>
              <text:list>
                <text:list-item>
                  <text:h text:style-name="P92" text:outline-level="3"><text:bookmark-start text:name="__RefHeading___Toc3527_4197087367"/>1.3.4 Типові функції активації<text:bookmark-end text:name="__RefHeading___Toc3527_4197087367"/></text:h>
                </text:list-item>
              </text:list>
            </text:list-item>
          </text:list>
        </text:list-item>
      </text:list>
      <text:p text:style-name="P59">В якості функції <text:span text:style-name="T30">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46">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45">Функція активації</text:p>
            </table:table-cell>
            <table:table-cell table:style-name="Таблиця.B1" office:value-type="string">
              <text:p text:style-name="P45">Графік</text:p>
            </table:table-cell>
          </table:table-row>
        </table:table-header-rows>
        <table:table-row>
          <table:table-cell table:style-name="Таблиця.A2" office:value-type="string">
            <text:p text:style-name="P44">Порогова функція</text:p>
            <text:p text:style-name="P43"><draw:frame draw:style-name="fr3"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36" draw:style-name="gr1" draw:text-style-name="P99"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44">Сигмоїд</text:p>
            <text:p text:style-name="P43"><draw:frame draw:style-name="fr3"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42" draw:style-name="gr1" draw:text-style-name="P99"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44">Гіперболічний тангенс</text:p>
            <text:p text:style-name="P44"><draw:frame draw:style-name="fr3"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43" draw:style-name="gr1" draw:text-style-name="P99"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44">Випрямляюча функція активації</text:p>
            <text:p text:style-name="P43"><draw:frame draw:style-name="fr3"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4" draw:style-name="gr1" draw:text-style-name="P99"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44">Обернений тангенс</text:p>
            <text:p text:style-name="P43"><draw:frame draw:style-name="fr3"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5" draw:style-name="gr1" draw:text-style-name="P99"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44">Гладкий сигмоїд</text:p>
            <text:p text:style-name="P43"><draw:frame draw:style-name="fr3"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6" draw:style-name="gr1" draw:text-style-name="P99" svg:width="3.1461in" svg:height="2.365in"><draw:image xlink:href="Pictures/10000000000002BC0000020D705A4CCF345EADD6.png" xlink:type="simple" xlink:show="embed" xlink:actuate="onLoad"><text:p/></draw:image></draw:frame></text:p>
          </table:table-cell>
        </table:table-row>
      </table:table>
      <text:list xml:id="list193705994610308"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5"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3"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81">Та множину очікуваних виходів мережі <draw:frame draw:style-name="fr5"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3"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81">Нехай, наша штучна нейронна мережа задана функцією</text:p>
      <text:p text:style-name="P23"><draw:frame draw:style-name="fr3"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81">Завдання тренування мережі полягає у пошуку таких параметрів <draw:frame draw:style-name="fr5"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3"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5"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5"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3"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2">параметрів </text:span><text:span text:style-name="T32"><draw:frame draw:style-name="fr5" draw:name="Object53" text:anchor-type="as-char" svg:y="-0.1728in" svg:width="0.2217in" svg:height="0.2154in" draw:z-index="63"><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5" draw:name="Object50" text:anchor-type="as-char" svg:y="-0.1728in" svg:width="0.2965in" svg:height="0.261in" draw:z-index="81"><draw:object xlink:href="./Object 50" xlink:type="simple" xlink:show="embed" xlink:actuate="onLoad"/><draw:image xlink:href="./ObjectReplacements/Object 50" xlink:type="simple" xlink:show="embed" xlink:actuate="onLoad"/></draw:frame><text:s/><text:span text:style-name="T31">відстань</text:span></text:p>
      <text:p text:style-name="P24"><draw:frame draw:style-name="fr3"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2">метрику рорідженої перехресної ентропії</text:span></text:p>
      <text:p text:style-name="P25"><draw:frame draw:style-name="fr3"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2">В загальному, цільова функція оптимізації має вигляд</text:span></text:p>
      <text:p text:style-name="P20"><draw:frame draw:style-name="fr3" draw:name="Object54" text:anchor-type="as-char" svg:y="-0.1772in" svg:width="2.1071in" svg:height="0.2319in" draw:z-index="94"><draw:object xlink:href="./Object 56" xlink:type="simple" xlink:show="embed" xlink:actuate="onLoad"/><draw:image xlink:href="./ObjectReplacements/Object 56" xlink:type="simple" xlink:show="embed" xlink:actuate="onLoad"/><svg:desc>formula</svg:desc></draw:frame></text:p>
      <text:p text:style-name="Text_20_body">де, <draw:frame draw:style-name="fr5"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5"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193706174603139"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5" draw:name="Object57" text:anchor-type="as-char" svg:y="-0.1772in" svg:width="0.4846in" svg:height="0.2319in" draw:z-index="64"><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5" draw:name="Object58" text:anchor-type="as-char" svg:y="-0.1728in" svg:width="0.2457in" svg:height="0.2437in" draw:z-index="65"><draw:object xlink:href="./Object 58" xlink:type="simple" xlink:show="embed" xlink:actuate="onLoad"/><draw:image xlink:href="./ObjectReplacements/Object 58" xlink:type="simple" xlink:show="embed" xlink:actuate="onLoad"/></draw:frame>. Тоді функція <draw:frame draw:style-name="fr5" draw:name="Object59" text:anchor-type="as-char" svg:y="-0.1772in" svg:width="0.4846in" svg:height="0.2319in" draw:z-index="66"><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5" draw:name="Object60" text:anchor-type="as-char" svg:y="-0.1728in" svg:width="0.2457in" svg:height="0.2437in" draw:z-index="67"><draw:object xlink:href="./Object 60" xlink:type="simple" xlink:show="embed" xlink:actuate="onLoad"/><draw:image xlink:href="./ObjectReplacements/Object 60" xlink:type="simple" xlink:show="embed" xlink:actuate="onLoad"/><svg:desc>formula</svg:desc></draw:frame>зміщується в напрямку <draw:frame draw:style-name="fr5" draw:name="Object61" text:anchor-type="as-char" svg:y="-0.1772in" svg:width="0.8457in" svg:height="0.2319in" draw:z-index="68"><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6"><text:soft-page-break/><draw:frame draw:style-name="fr3" draw:name="Object62" text:anchor-type="as-char" svg:y="-0.1772in" svg:width="1.6299in" svg:height="0.248in" draw:z-index="69"><draw:object xlink:href="./Object 62" xlink:type="simple" xlink:show="embed" xlink:actuate="onLoad"/><draw:image xlink:href="./ObjectReplacements/Object 62" xlink:type="simple" xlink:show="embed" xlink:actuate="onLoad"/></draw:frame></text:p>
      <text:p text:style-name="P26"><draw:frame draw:style-name="fr3" draw:name="Object63" text:anchor-type="as-char" svg:y="-0.1728in" svg:width="0.5665in" svg:height="0.2437in" draw:z-index="70"><draw:object xlink:href="./Object 63" xlink:type="simple" xlink:show="embed" xlink:actuate="onLoad"/><draw:image xlink:href="./ObjectReplacements/Object 63" xlink:type="simple" xlink:show="embed" xlink:actuate="onLoad"/></draw:frame></text:p>
      <text:p text:style-name="Text_20_body">при чому, <draw:frame draw:style-name="fr5" draw:name="Object64" text:anchor-type="as-char" svg:y="-0.1008in" svg:width="0.2047in" svg:height="0.1492in" draw:z-index="71"><draw:object xlink:href="./Object 64" xlink:type="simple" xlink:show="embed" xlink:actuate="onLoad"/><draw:image xlink:href="./ObjectReplacements/Object 64" xlink:type="simple" xlink:show="embed" xlink:actuate="onLoad"/></draw:frame><text:s/>досить мала величина, то <text:span text:style-name="T33">в загальному випадку</text:span></text:p>
      <text:p text:style-name="P26"><draw:frame draw:style-name="fr3" draw:name="Object65" text:anchor-type="as-char" svg:y="-0.1772in" svg:width="1.3071in" svg:height="0.248in" draw:z-index="72"><draw:object xlink:href="./Object 65" xlink:type="simple" xlink:show="embed" xlink:actuate="onLoad"/><draw:image xlink:href="./ObjectReplacements/Object 65" xlink:type="simple" xlink:show="embed" xlink:actuate="onLoad"/></draw:frame></text:p>
      <text:p text:style-name="Text_20_body">А якщо <draw:frame draw:style-name="fr5" draw:name="Object66" text:anchor-type="as-char" svg:y="-0.1728in" svg:width="0.7134in" svg:height="0.2437in" draw:z-index="73"><draw:object xlink:href="./Object 66" xlink:type="simple" xlink:show="embed" xlink:actuate="onLoad"/><draw:image xlink:href="./ObjectReplacements/Object 66" xlink:type="simple" xlink:show="embed" xlink:actuate="onLoad"/></draw:frame>, то</text:p>
      <text:p text:style-name="P27"><draw:frame draw:style-name="fr3" draw:name="Object67" text:anchor-type="as-char" svg:y="-0.1772in" svg:width="1.278in" svg:height="0.248in" draw:z-index="74"><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4">Існує багато модифікованих алгоритмів, що базуєються на методах градієнтного спуску. Найпоширеніші з них:</text:span></text:p>
      <text:list xml:id="list1911425713" text:style-name="L6">
        <text:list-item>
          <text:p text:style-name="P56">Adam</text:p>
        </text:list-item>
        <text:list-item>
          <text:p text:style-name="P56">Adagrad</text:p>
        </text:list-item>
        <text:list-item>
          <text:p text:style-name="P56">Adadelta</text:p>
        </text:list-item>
        <text:list-item>
          <text:p text:style-name="P56">RMSProp</text:p>
        </text:list-item>
      </text:list>
      <text:list xml:id="list193704942615439" text:continue-list="list193706174603139" text:style-name="Outline">
        <text:list-item>
          <text:h text:style-name="P94"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8">2.1 Нейронні мережі для завдання класифікації</text:p>
      <text:list xml:id="list193705269553101"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1"><text:span text:style-name="T35">Природньо очікувані класи виходу мережі задавати індексами </text:span><text:span text:style-name="T35"><draw:frame draw:style-name="fr5" draw:name="Object68" text:anchor-type="as-char" svg:y="-0.1728in" svg:width="0.728in" svg:height="0.2154in" draw:z-index="75"><draw:object xlink:href="./Object 68" xlink:type="simple" xlink:show="embed" xlink:actuate="onLoad"/><draw:image xlink:href="./ObjectReplacements/Object 68" xlink:type="simple" xlink:show="embed" xlink:actuate="onLoad"/></draw:frame></text:span><text:span text:style-name="T35">,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3" draw:name="Object69" text:anchor-type="as-char" svg:y="-0.3756in" svg:width="0.6181in" svg:height="0.7126in" draw:z-index="76"><draw:object xlink:href="./Object 69" xlink:type="simple" xlink:show="embed" xlink:actuate="onLoad"/><draw:image xlink:href="./ObjectReplacements/Object 69" xlink:type="simple" xlink:show="embed" xlink:actuate="onLoad"/></draw:frame></text:p>
      <text:p text:style-name="P29">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29"><text:tab/>Зазвичай, в завдання класифікації при унтарному задані бажаних виходів використовується специфічна функція активації — softmax</text:p>
      <text:p text:style-name="P30"><draw:frame draw:style-name="fr3" draw:name="Object70" text:anchor-type="as-char" svg:y="-0.3154in" svg:width="1.1575in" svg:height="0.7972in" draw:z-index="77"><draw:object xlink:href="./Object 70" xlink:type="simple" xlink:show="embed" xlink:actuate="onLoad"/><draw:image xlink:href="./ObjectReplacements/Object 70" xlink:type="simple" xlink:show="embed" xlink:actuate="onLoad"/></draw:frame></text:p>
      <text:p text:style-name="P32">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193705289961346"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2">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3"><draw:frame draw:style-name="fr3" draw:name="Object71" text:anchor-type="as-char" svg:y="-0.1984in" svg:width="2.4693in" svg:height="0.3945in" draw:z-index="78"><draw:object xlink:href="./Object 71" xlink:type="simple" xlink:show="embed" xlink:actuate="onLoad"/><draw:image xlink:href="./ObjectReplacements/Object 71" xlink:type="simple" xlink:show="embed" xlink:actuate="onLoad"/></draw:frame></text:p>
      <text:list xml:id="list193704596792722"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5">Під час роботи мережі передбаченням можна вважати клас, індекс якого обчислюється за формулою</text:p>
      <text:p text:style-name="P36"><draw:frame draw:style-name="fr3" draw:name="Object72" text:anchor-type="as-char" svg:y="-0.1772in" svg:width="1.4937in" svg:height="0.2319in" draw:z-index="79"><draw:object xlink:href="./Object 72" xlink:type="simple" xlink:show="embed" xlink:actuate="onLoad"/><draw:image xlink:href="./ObjectReplacements/Object 72" xlink:type="simple" xlink:show="embed" xlink:actuate="onLoad"/></draw:frame></text:p>
      <text:p text:style-name="P34">а рівень впевненості відповідно</text:p>
      <text:p text:style-name="P36"><draw:frame draw:style-name="fr3" draw:name="Object73" text:anchor-type="as-char" svg:y="-0.1772in" svg:width="1.5827in" svg:height="0.2575in" draw:z-index="80"><draw:object xlink:href="./Object 73" xlink:type="simple" xlink:show="embed" xlink:actuate="onLoad"/><draw:image xlink:href="./ObjectReplacements/Object 73" xlink:type="simple" xlink:show="embed" xlink:actuate="onLoad"/></draw:frame></text:p>
      <text:p text:style-name="P34">2.2 Багатошаровий персептрон для класифікаціх зображень</text:p>
      <text:list xml:id="list193705307707662"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7"><draw:frame draw:style-name="fr1" draw:name="Frame2" text:anchor-type="paragraph" svg:x="3.7098in" svg:y="0.1228in" svg:width="3.2134in" draw:z-index="59"><draw:text-box fo:min-height="2.6398in"><text:p text:style-name="Рис."><draw:frame draw:style-name="fr2" draw:name="Image2" text:anchor-type="as-char" svg:width="3.2134in" style:rel-width="100%" svg:height="2.6398in" style:rel-height="scale" draw:z-index="82"><draw:image xlink:href="Pictures/10000201000001E20000018CF1DE8E98A0A3D9FC.png" xlink:type="simple" xlink:show="embed" xlink:actuate="onLoad" loext:mime-type="image/png"/></draw:frame><text:span text:style-name="T27"><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7"><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8"><text:soft-page-break/>2.3 Згорткові нейронні мережі для класифікації зображень</text:p>
      <text:list xml:id="list193705953098728" text:continue-numbering="true" text:style-name="Outline">
        <text:list-item>
          <text:list>
            <text:list-item>
              <text:list>
                <text:list-item>
                  <text:h text:style-name="Heading_20_3" text:outline-level="3"><text:bookmark-start text:name="__RefHeading___Toc906_1773508199"/>2.3.1 <text:span text:style-name="T37">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60"><draw:text-box fo:min-height="1.9335in"><text:p text:style-name="Рис."><draw:frame draw:style-name="fr2" draw:name="Image3" text:anchor-type="as-char" svg:width="4.4902in" style:rel-width="100%" svg:height="1.9335in" style:rel-height="scale" draw:z-index="95"><draw:image xlink:href="Pictures/100002010000049C000001FCA3726CC07E621DFA.png" xlink:type="simple" xlink:show="embed" xlink:actuate="onLoad" loext:mime-type="image/png"/></draw:frame><text:span text:style-name="T27"><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6" draw:name="15" text:anchor-type="as-char" svg:y="-0.1728in" svg:width="0.0925in" svg:height="0.2154in" draw:z-index="83"><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6" draw:name="16" text:anchor-type="as-char" svg:y="-0.1728in" svg:width="0.1598in" svg:height="0.2154in" draw:z-index="84"><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6" draw:name="17" text:anchor-type="as-char" svg:y="-0.0984in" svg:width="0.1283in" svg:height="0.1102in" draw:z-index="85"><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6" draw:name="18" text:anchor-type="as-char" svg:y="-0.1728in" svg:width="0.1217in" svg:height="0.2154in" draw:z-index="86"><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6" draw:name="19" text:anchor-type="as-char" svg:y="-0.1728in" svg:width="0.1598in" svg:height="0.2154in" draw:z-index="87"><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6" draw:name="20" text:anchor-type="as-char" svg:y="-0.0984in" svg:width="0.1283in" svg:height="0.1102in" draw:z-index="88"><draw:object xlink:href="./Object 79" xlink:type="simple" xlink:show="embed" xlink:actuate="onLoad"/><draw:image xlink:href="./ObjectReplacements/Object 79" xlink:type="simple" xlink:show="embed" xlink:actuate="onLoad"/><svg:desc>formula</svg:desc></draw:frame><text:span text:style-name="T3"><text:s/>ядра </text:span><draw:frame draw:style-name="fr6" draw:name="21" text:anchor-type="as-char" svg:y="-0.1728in" svg:width="0.1598in" svg:height="0.2154in" draw:z-index="89"><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6" draw:name="22" text:anchor-type="as-char" svg:y="-0.1728in" svg:width="0.1217in" svg:height="0.2154in" draw:z-index="90"><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41"><draw:frame draw:style-name="fr6" draw:name="23" text:anchor-type="as-char" svg:y="-0.1728in" svg:width="0.7063in" svg:height="0.2154in" draw:z-index="91"><draw:object xlink:href="./Object 82" xlink:type="simple" xlink:show="embed" xlink:actuate="onLoad"/><draw:image xlink:href="./ObjectReplacements/Object 82" xlink:type="simple" xlink:show="embed" xlink:actuate="onLoad"/><svg:desc>formula</svg:desc></draw:frame></text:p>
      <text:p text:style-name="P41"><draw:frame draw:style-name="fr6" draw:name="24" text:anchor-type="as-char" svg:y="-0.2783in" svg:width="2.298in" svg:height="0.4181in" draw:z-index="92"><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41"><draw:frame draw:style-name="fr6" draw:name="25" text:anchor-type="as-char" svg:y="-0.3465in" svg:width="4.189in" svg:height="0.5598in" draw:z-index="93"><draw:object xlink:href="./Object 84" xlink:type="simple" xlink:show="embed" xlink:actuate="onLoad"/><draw:image xlink:href="./ObjectReplacements/Object 84" xlink:type="simple" xlink:show="embed" xlink:actuate="onLoad"/><svg:desc>formula</svg:desc></draw:frame></text:p>
      <text:p text:style-name="P42"/>
      <text:list xml:id="list193705984643383" text:continue-numbering="true" text:style-name="Outline">
        <text:list-item>
          <text:list>
            <text:list-item>
              <text:list>
                <text:list-item>
                  <text:h text:style-name="Heading_20_3" text:outline-level="3"><text:bookmark-start text:name="__RefHeading___Toc908_1773508199"/>2.3.<text:span text:style-name="T39">2</text:span> Згортковий шар нейронної мережі<text:bookmark-end text:name="__RefHeading___Toc908_1773508199"/></text:h>
                </text:list-item>
              </text:list>
            </text:list-item>
          </text:list>
        </text:list-item>
      </text:list>
      <text:p text:style-name="P39">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5" draw:name="Object74" text:anchor-type="as-char" svg:y="-0.1728in" svg:width="0.2374in" svg:height="0.2154in" draw:z-index="96"><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39"><text:soft-page-break/><text:tab/></text:p>
      <text:list xml:id="list193706024030430" text:continue-numbering="true" text:style-name="Outline">
        <text:list-item>
          <text:list>
            <text:list-item>
              <text:h text:style-name="Heading_20_2" text:outline-level="2">2.3 Архітектура згорткової мережі для класифікації зображень</text:h>
              <text:list>
                <text:list-item>
                  <text:h text:style-name="Heading_20_3" text:outline-level="3">2.3.1 Використання згорткових шарів</text:h>
                </text:list-item>
              </text:list>
            </text:list-item>
          </text:list>
        </text:list-item>
      </text:list>
      <text:p text:style-name="P82">Використання згорткови<text:span text:style-name="T46">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7" draw:name="Object75" text:anchor-type="as-char" svg:y="-0.1772in" svg:width="1.2772in" svg:height="0.2319in" draw:z-index="97"><draw:object xlink:href="./Object 86" xlink:type="simple" xlink:show="embed" xlink:actuate="onLoad"/><draw:image xlink:href="./ObjectReplacements/Object 86" xlink:type="simple" xlink:show="embed" xlink:actuate="onLoad"/></draw:frame>, <text:span text:style-name="T40">де </text:span><text:span text:style-name="T40"><draw:frame draw:style-name="fr7" draw:name="Object76" text:anchor-type="as-char" svg:y="-0.1728in" svg:width="0.5252in" svg:height="0.2154in" draw:z-index="98"><draw:object xlink:href="./Object 87" xlink:type="simple" xlink:show="embed" xlink:actuate="onLoad"/><draw:image xlink:href="./ObjectReplacements/Object 87" xlink:type="simple" xlink:show="embed" xlink:actuate="onLoad"/></draw:frame></text:span><text:span text:style-name="T22"><text:s/>— </text:span><text:span text:style-name="T42">висота та ширина зображень, </text:span><text:span text:style-name="T42"><draw:frame draw:style-name="fr7" draw:name="Object77" text:anchor-type="as-char" svg:y="-0.1728in" svg:width="0.5201in" svg:height="0.2154in" draw:z-index="99"><draw:object xlink:href="./Object 88" xlink:type="simple" xlink:show="embed" xlink:actuate="onLoad"/><draw:image xlink:href="./ObjectReplacements/Object 88" xlink:type="simple" xlink:show="embed" xlink:actuate="onLoad"/></draw:frame></text:span><text:span text:style-name="T42"><text:s/>- ширина та висота ядра згортки. Незважаючи на </text:span><text:span text:style-name="T43">апаратне </text:span><text:span text:style-name="T42">прискорення </text:span><text:span text:style-name="T43">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193705441276129" text:continue-numbering="true" text:style-name="Outline">
        <text:list-item>
          <text:list>
            <text:list-item>
              <text:list>
                <text:list-item>
                  <text:h text:style-name="Heading_20_3" text:outline-level="3"><text:span text:style-name="T43">2.3.2 </text:span><text:span text:style-name="T44">P</text:span><text:span text:style-name="T43">ooling прошарок</text:span></text:h>
                </text:list-item>
              </text:list>
            </text:list-item>
          </text:list>
        </text:list-item>
      </text:list>
      <text:p text:style-name="P87"><text:span text:style-name="T43">З</text:span><text:span text:style-name="T41">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45">Загальну формулу можна виразити у такому вигляду</text:span></text:p>
      <text:p text:style-name="P86"><text:span text:style-name="T45"><draw:frame draw:style-name="fr8" draw:name="Object79" text:anchor-type="as-char" svg:y="-0.1728in" svg:width="2.0362in" svg:height="0.3472in" draw:z-index="101"><draw:object xlink:href="./Object 90" xlink:type="simple" xlink:show="embed" xlink:actuate="onLoad"/><draw:image xlink:href="./ObjectReplacements/Object 90" xlink:type="simple" xlink:show="embed" xlink:actuate="onLoad"/></draw:frame></text:span></text:p>
      <text:p text:style-name="P88"><text:span text:style-name="T41">де, </text:span><text:span text:style-name="T41"><draw:frame draw:style-name="fr7" draw:name="Object80" text:anchor-type="as-char" svg:y="-0.2008in" svg:width="0.8283in" svg:height="0.2425in" draw:z-index="102"><draw:object xlink:href="./Object 91" xlink:type="simple" xlink:show="embed" xlink:actuate="onLoad"/><draw:image xlink:href="./ObjectReplacements/Object 91" xlink:type="simple" xlink:show="embed" xlink:actuate="onLoad"/></draw:frame></text:span><text:span text:style-name="T41"><text:s/>- функція, що оперує множиною елементів.</text:span><text:span text:style-name="T44"> </text:span><text:span text:style-name="T41">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90"><text:span text:style-name="T41"><draw:frame draw:style-name="fr8" draw:name="Object81" text:anchor-type="as-char" svg:y="-0.1728in" svg:width="2.3016in" svg:height="0.3472in" draw:z-index="103"><draw:object xlink:href="./Object 92" xlink:type="simple" xlink:show="embed" xlink:actuate="onLoad"/><draw:image xlink:href="./ObjectReplacements/Object 92" xlink:type="simple" xlink:show="embed" xlink:actuate="onLoad"/></draw:frame></text:span></text:p>
      <text:p text:style-name="P88"><text:span text:style-name="T41">Такі прошарки не мають параметрів, які необхідно відшукати в процесі тренування мережі.</text:span></text:p>
      <text:list xml:id="list4026417279" text:style-name="L7">
        <text:list-item>
          <text:p text:style-name="P84"><text:span text:style-name="T41">Max-pooling </text:span><text:span text:style-name="T45">п</text:span><text:span text:style-name="T41">рошарок</text:span></text:p>
        </text:list-item>
      </text:list>
      <text:p text:style-name="P83"><text:span text:style-name="T41">Результат роботи max-pooling прошарку можна виразити за допомогою формули</text:span></text:p>
      <text:p text:style-name="P85"><text:span text:style-name="T41"><draw:frame draw:style-name="fr8" draw:name="Object78" text:anchor-type="as-char" svg:y="-0.1728in" svg:width="2.3016in" svg:height="0.3472in" draw:z-index="100"><draw:object xlink:href="./Object 89" xlink:type="simple" xlink:show="embed" xlink:actuate="onLoad"/><draw:image xlink:href="./ObjectReplacements/Object 89" xlink:type="simple" xlink:show="embed" xlink:actuate="onLoad"/></draw:frame></text:span></text:p>
      <text:p text:style-name="P88"><text:span text:style-name="T41">Таким чином, кожна множина елементів заміняється максимальним елементом з </text:span><text:soft-page-break/><text:span text:style-name="T41">цієї множини. </text:span></text:p>
      <text:list xml:id="list305791885" text:style-name="L8">
        <text:list-item>
          <text:p text:style-name="P89"><text:span text:style-name="T41">Average-pooling прошарок</text:span></text:p>
        </text:list-item>
      </text:list>
      <text:p text:style-name="P88"><text:span text:style-name="T41">Average-pooling прошарок замінює мнодину елементів середнім арефметичним цієї множини</text:span></text:p>
      <text:p text:style-name="P90"><text:span text:style-name="T41"><draw:frame draw:style-name="fr8" draw:name="Object82" text:anchor-type="as-char" svg:y="-0.3272in" svg:width="2.6201in" svg:height="0.5228in" draw:z-index="104"><draw:object xlink:href="./Object 93" xlink:type="simple" xlink:show="embed" xlink:actuate="onLoad"/><draw:image xlink:href="./ObjectReplacements/Object 93" xlink:type="simple" xlink:show="embed" xlink:actuate="onLoad"/></draw:frame></text:span></text:p>
      <text:p text:style-name="P88"><text:span text:style-name="T41">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1</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4T19:37:03.803530777</dc:date>
    <meta:editing-duration>PT4H26M56S</meta:editing-duration>
    <meta:editing-cycles>55</meta:editing-cycles>
    <meta:generator>LibreOffice/6.0.7.3$Linux_X86_64 LibreOffice_project/00m0$Build-3</meta:generator>
    <meta:document-statistic meta:table-count="1" meta:image-count="3" meta:object-count="93" meta:page-count="21" meta:paragraph-count="233" meta:word-count="3069" meta:character-count="24188" meta:non-whitespace-character-count="21076"/>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